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ext-properties fo:color="#800000" fo:font-weight="bold" style:font-weight-asian="bold" style:font-weight-complex="bold"/>
    </style:style>
    <style:style style:name="ce26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7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8" style:family="table-cell" style:parent-style-name="Default">
      <style:table-cell-properties fo:background-color="#00ffff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8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8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8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8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8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8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8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8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8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9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7" table:formula="of:=[.L18]+4160" office:value-type="float" office:value="7101.81722689076">
            <text:p>7101.8172268908</text:p>
          </table:table-cell>
          <table:table-cell table:style-name="ce28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8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8" table:formula="of:=SUM([.H76])" office:value-type="float" office:value="1550.57692307692">
            <text:p>1550.5769230769</text:p>
          </table:table-cell>
          <table:table-cell table:style-name="ce28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9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9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9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9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9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9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9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9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9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9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9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9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9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9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9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24" table:formula="of:=[.J2]-[.M2]" office:value-type="float" office:value="-1955.86405016552">
            <text:p>-1955.8640501655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24" table:formula="of:=[.J3]-[.M3]" office:value-type="float" office:value="-378.967613269084">
            <text:p>-378.9676132691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24" table:formula="of:=[.J6]-[.M6]" office:value-type="float" office:value="-5060.78579508727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24" table:formula="of:=[.J11]-[.M11]" office:value-type="float" office:value="-5778.96761326908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24" table:formula="of:=[.J12]-[.M12]" office:value-type="float" office:value="-8560.78579508727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4" table:formula="of:=[.J13]-[.M13]" office:value-type="float" office:value="-10006.2403405418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24" table:formula="of:=[.J16]-[.M16]" office:value-type="float" office:value="-4895.77205882353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4" table:formula="of:=[.J17]-[.M17]" office:value-type="float" office:value="-3360.78579508727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4" table:formula="of:=[.J18]-[.M18]" office:value-type="float" office:value="-5378.96761326908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24" table:formula="of:=[.J19]-[.M19]" office:value-type="float" office:value="-15071.4676132691">
            <text:p>-15071.4676132691</text:p>
          </table:table-cell>
          <table:table-cell/>
        </table:table-row>
        <table:table-row table:style-name="ro17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24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5" office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6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26" office:value-type="float" office:value="4000">
            <text:p>4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17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/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2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9/11/2015</text:date>, <text:time>11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1T11:42:01</dc:date>
    <meta:editing-duration>P1DT10H14M12S</meta:editing-duration>
    <meta:editing-cycles>827</meta:editing-cycles>
    <meta:generator>OpenOffice/4.1.1$Unix OpenOffice.org_project/411m6$Build-9775</meta:generator>
    <dc:creator>employee employee</dc:creator>
    <meta:document-statistic meta:table-count="7" meta:cell-count="1946" meta:object-count="0"/>
  </office:meta>
</office:document-meta>
</file>